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E0C6CC9F17D72B5A.png" manifest:media-type="image/png"/>
  <manifest:file-entry manifest:full-path="Pictures/1000000000000280000001E0DA2EB693B8316663.png" manifest:media-type="image/png"/>
  <manifest:file-entry manifest:full-path="Pictures/10000000000001A700000168B28E901E92C5FF3E.png" manifest:media-type="image/png"/>
  <manifest:file-entry manifest:full-path="Pictures/10000000000001DA00000168E1515984A9F239AA.png" manifest:media-type="image/png"/>
  <manifest:file-entry manifest:full-path="Pictures/100000000000017D000000E2FA38E2C5ED449F6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draw:textarea-vertical-align="bottom" fo:min-height="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end"/>
      <style:text-properties fo:font-size="20pt" style:font-size-asian="20pt" style:font-size-complex="20pt"/>
    </style:style>
    <style:style style:name="P2" style:family="paragraph">
      <loext:graphic-properties draw:fill-color="#ffffff"/>
      <style:paragraph-properties fo:text-align="end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301cm" svg:y="5.5cm" presentation:class="title" presentation:user-transformed="true">
          <draw:text-box>
            <text:p>Проект «Двоичный тьютор»</text:p>
          </draw:text-box>
        </draw:frame>
        <draw:frame presentation:style-name="pr2" draw:text-style-name="P2" draw:layer="layout" svg:width="25.199cm" svg:height="5cm" svg:x="1.4cm" svg:y="9cm" presentation:class="subtitle" presentation:user-transformed="true">
          <draw:text-box>
            <text:p text:style-name="P1"><text:span text:style-name="T1">Подготовил</text:span></text:p>
            <text:p text:style-name="P1"><text:span text:style-name="T1">Красиков Данила</text:span></text:p>
            <text:p text:style-name="P1"><text:span text:style-name="T1">Ученик 2 курса Яндекс Лицея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Главное окно</text:p>
          </draw:text-box>
        </draw:frame>
        <draw:frame draw:style-name="gr2" draw:text-style-name="P4" draw:layer="layout" svg:width="15.4cm" svg:height="9.134cm" svg:x="6.299cm" svg:y="3.685cm" presentation:class="graphic">
          <draw:image xlink:href="Pictures/100000000000017D000000E2FA38E2C5ED449F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Игры</text:p>
          </draw:text-box>
        </draw:frame>
        <draw:frame draw:style-name="gr2" draw:text-style-name="P4" draw:layer="layout" svg:width="12.538cm" svg:height="9.522cm" svg:x="1.5cm" svg:y="4.5cm">
          <draw:image xlink:href="Pictures/10000000000001DA00000168E1515984A9F239AA.png" xlink:type="simple" xlink:show="embed" xlink:actuate="onLoad" draw:mime-type="image/png">
            <text:p/>
          </draw:image>
        </draw:frame>
        <draw:frame draw:style-name="gr2" draw:text-style-name="P4" draw:layer="layout" svg:width="11.189cm" svg:height="9.522cm" svg:x="15.811cm" svg:y="4.5cm">
          <draw:image xlink:href="Pictures/10000000000001A700000168B28E901E92C5FF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Таблицы</text:p>
          </draw:text-box>
        </draw:frame>
        <draw:frame draw:style-name="gr2" draw:text-style-name="P4" draw:layer="layout" svg:width="12.93cm" svg:height="9.697cm" svg:x="1cm" svg:y="4.5cm">
          <draw:image xlink:href="Pictures/1000000000000280000001E0DA2EB693B8316663.png" xlink:type="simple" xlink:show="embed" xlink:actuate="onLoad" draw:mime-type="image/png">
            <text:p/>
          </draw:image>
        </draw:frame>
        <draw:frame draw:style-name="gr2" draw:text-style-name="P4" draw:layer="layout" svg:width="13cm" svg:height="9.75cm" svg:x="14.5cm" svg:y="4.447cm">
          <draw:image xlink:href="Pictures/1000000000000280000001E0E0C6CC9F17D72B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2T13:03:01.297362816</meta:creation-date>
    <dc:date>2022-11-22T13:19:07.403801119</dc:date>
    <meta:editing-duration>PT16M5S</meta:editing-duration>
    <meta:editing-cycles>4</meta:editing-cycles>
    <meta:generator>LibreOffice/7.3.3.2$Linux_X86_64 LibreOffice_project/30$Build-2</meta:generator>
    <meta:document-statistic meta:object-count="39"/>
  </office:meta>
</office:document-meta>
</file>